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7.9in" table:align="margins"/>
    </style:style>
    <style:style style:name="Table1.A" style:family="table-column">
      <style:table-column-properties style:column-width="3.95in" style:rel-column-width="32767*"/>
    </style:style>
    <style:style style:name="Table1.B" style:family="table-column">
      <style:table-column-properties style:column-width="3.9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9in" table:align="margins"/>
    </style:style>
    <style:style style:name="Table2.A" style:family="table-column">
      <style:table-column-properties style:column-width="3.95in" style:rel-column-width="32767*"/>
    </style:style>
    <style:style style:name="Table2.B" style:family="table-column">
      <style:table-column-properties style:column-width="3.9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7.9in" table:align="margins"/>
    </style:style>
    <style:style style:name="Table3.A" style:family="table-column">
      <style:table-column-properties style:column-width="3.95in" style:rel-column-width="32767*"/>
    </style:style>
    <style:style style:name="Table3.B" style:family="table-column">
      <style:table-column-properties style:column-width="3.9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text-properties officeooo:paragraph-rsid="002f2c7b"/>
    </style:style>
    <style:style style:name="P2" style:family="paragraph" style:parent-style-name="Standard">
      <style:text-properties officeooo:paragraph-rsid="003343b5"/>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2f2c7b" officeooo:paragraph-rsid="002f2c7b" style:font-weight-asian="bold"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officeooo:rsid="002f2c7b" officeooo:paragraph-rsid="002f2c7b"/>
    </style:style>
    <style:style style:name="P7" style:family="paragraph" style:parent-style-name="Standard">
      <style:text-properties officeooo:paragraph-rsid="0034133b"/>
    </style:style>
    <style:style style:name="P8" style:family="paragraph" style:parent-style-name="Standard">
      <style:text-properties officeooo:rsid="0034133b" officeooo:paragraph-rsid="0034133b"/>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2d30f2" officeooo:paragraph-rsid="002d30f2" style:font-size-asian="14pt" style:font-weight-asian="bold" style:font-size-complex="14pt" style:font-weight-complex="bold"/>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4">
      <style:text-properties officeooo:paragraph-rsid="002f2c7b"/>
    </style:style>
    <style:style style:name="P16" style:family="paragraph" style:parent-style-name="Standard" style:list-style-name="L4">
      <style:text-properties officeooo:paragraph-rsid="003343b5"/>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bold" officeooo:rsid="002f2c7b" officeooo:paragraph-rsid="002f2c7b" style:font-weight-asian="bold" style:font-weight-complex="bold"/>
    </style:style>
    <style:style style:name="P19" style:family="paragraph" style:parent-style-name="Standard">
      <style:text-properties officeooo:paragraph-rsid="003a0d17"/>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23" style:family="paragraph" style:parent-style-name="Standard">
      <style:paragraph-properties fo:text-align="center" style:justify-single-word="false" fo:break-before="page"/>
      <style:text-properties fo:font-size="14pt" fo:font-weight="bold" officeooo:rsid="002d30f2" officeooo:paragraph-rsid="002d30f2" style:font-size-asian="14pt" style:font-weight-asian="bold" style:font-size-complex="14pt" style:font-weight-complex="bold"/>
    </style:style>
    <style:style style:name="P24" style:family="paragraph" style:parent-style-name="Standard">
      <style:paragraph-properties fo:text-align="center" style:justify-single-word="false" fo:break-before="page"/>
    </style:style>
    <style:style style:name="T1" style:family="text">
      <style:text-properties fo:font-weight="bold" style:font-weight-asian="bold" style:font-weight-complex="bold"/>
    </style:style>
    <style:style style:name="T2" style:family="text">
      <style:text-properties fo:font-weight="bold" officeooo:rsid="002f2c7b" style:font-weight-asian="bold" style:font-weight-complex="bold"/>
    </style:style>
    <style:style style:name="T3" style:family="text">
      <style:text-properties fo:font-weight="bold" officeooo:rsid="003343b5" style:font-weight-asian="bold" style:font-weight-complex="bold"/>
    </style:style>
    <style:style style:name="T4" style:family="text">
      <style:text-properties fo:font-size="8pt" style:font-size-asian="8pt" style:font-size-complex="8pt"/>
    </style:style>
    <style:style style:name="T5" style:family="text">
      <style:text-properties fo:font-size="14pt" fo:font-weight="bold" style:font-size-asian="14pt" style:font-weight-asian="bold" style:font-size-complex="14pt" style:font-weight-complex="bold"/>
    </style:style>
    <style:style style:name="T6" style:family="text">
      <style:text-properties officeooo:rsid="002f2c7b"/>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bold" officeooo:rsid="002f2c7b" style:font-size-asian="10pt" style:font-weight-asian="bold" style:font-size-complex="10pt" style:font-weight-complex="bold"/>
    </style:style>
    <style:style style:name="T9" style:family="text">
      <style:text-properties fo:font-size="10pt" fo:font-weight="bold" officeooo:rsid="003343b5"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font-size="10pt" officeooo:rsid="002f2c7b" style:font-size-asian="10pt" style:font-size-complex="10pt"/>
    </style:style>
    <style:style style:name="T12" style:family="text">
      <style:text-properties fo:font-size="10pt" officeooo:rsid="003343b5" style:font-size-asian="10pt" style:font-size-complex="10pt"/>
    </style:style>
    <style:style style:name="T13" style:family="text">
      <style:text-properties fo:font-size="10pt" officeooo:rsid="0034133b" style:font-size-asian="10pt" style:font-size-complex="10pt"/>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10pt" fo:font-weight="normal" officeooo:rsid="002f2c7b" style:font-size-asian="10pt" style:font-weight-asian="normal" style:font-size-complex="10pt" style:font-weight-complex="normal"/>
    </style:style>
    <style:style style:name="T16" style:family="text">
      <style:text-properties officeooo:rsid="002f3ab5"/>
    </style:style>
    <style:style style:name="T17" style:family="text">
      <style:text-properties officeooo:rsid="003343b5"/>
    </style:style>
    <style:style style:name="T18" style:family="text">
      <style:text-properties officeooo:rsid="0034133b"/>
    </style:style>
    <style:style style:name="T19" style:family="text">
      <style:text-properties officeooo:rsid="003b7b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imekoin API Specification</text:p>
      <text:p text:style-name="Standard"/>
      <text:p text:style-name="Horizontal_20_Line"/>
      <text:p text:style-name="Standard">This document contains all the technical information to allow someone to write external applications that can interface and poll functions and events within the Timekoin server. All request are a combination of GET and POST request with the output specified for each API poll. Provided the proper access is granted to that function for the HASH code used during the polling.</text:p>
      <text:p text:style-name="Horizontal_20_Line"/>
      <text:p text:style-name="Standard"/>
      <text:p text:style-name="Standard">Example:</text:p>
      <text:p text:style-name="Standard">To ask the server what the balance is of a public key, the request would be formed like this provided you know the server Domain/IP, the port number (if other than 80), and sub-folder location (timekoin for example):</text:p>
      <text:p text:style-name="Standard"/>
      <text:p text:style-name="P3">http://myserver:80/timekoin/api.php?action=pk_balance&amp;hash=MyHashCodeHere</text:p>
      <text:p text:style-name="Standard"/>
      <text:p text:style-name="Standard">POST DATA NAME = [<text:span text:style-name="T1">public_key</text:span>] <text:span text:style-name="T4">LS0tLS1CRUdJTiBQVUJMSUMgS0VZLS0tLS0KTUlIZk1BMEdDU3FHU0liM0RRRUJBUVVBQTRITkFEQ0J5UUtCd1FEQ0hlbmZ1bGllTDZpRENUUzJLYTBrUFdPY095TEZhT2JWUFRWTQpCN3lGdTUzRnJPRWZlY2tDRUtwdDRhWGZGRjl0emVKd0ptZXAwNEcxcHRKcisxZ2JHNUhoako0YUxKc3MxL3crVmJnemhPZXBpLzRFCkxBR0c5OEdmS2FKQkRMSkhrRHFtdCsrU1hTYzBMdVdCWk8rTjllU3dNVVVCNmpIN21FMS81emhxNkY2M1gzVHFYSGNCdWo2ZUtYYzQKNG5qY2syWXVFZk9zaE80WkN5VnFGOTJEUEhOQTVncit1SmdSYVpoeWdLTXVpMDd2SnRZdGpyQ2I2YVlPTEhwNENwVUNBd0VBQVE9PQotLS0tLUVORCBQVUJMSUMgS0VZLS0tLS0=</text:span></text:p>
      <text:p text:style-name="Standard"/>
      <text:p text:style-name="Standard">Result: 5</text:p>
      <text:p text:style-name="Standard"/>
      <text:p text:style-name="Horizontal_20_Line"/>
      <text:p text:style-name="P9">Public Key Actions</text:p>
      <text:p text:style-name="Standard"/>
      <text:p text:style-name="P3">Action</text:p>
      <text:p text:style-name="Standard">pk_balance</text:p>
      <text:p text:style-name="Standard"/>
      <text:p text:style-name="P3">Parameters</text:p>
      <text:p text:style-name="Standard">Timekoin Public Key in POST Data field named <text:span text:style-name="T1">public_key</text:span> in Base64 Encoded Format</text:p>
      <text:p text:style-name="Standard"/>
      <text:p text:style-name="P3">Description</text:p>
      <text:p text:style-name="Standard">Returns the balance for the provided public key as whole numbers with no formatting. Example: 1, 55, or 9999</text:p>
      <text:p text:style-name="Standard">If the key does not exist, then 0 will be returned.</text:p>
      <text:p text:style-name="Standard">If the key does exist and happens to have a balance of 0, then 0 will also be returned.</text:p>
      <text:p text:style-name="Horizontal_20_Line"/>
      <text:p text:style-name="P3">Action</text:p>
      <text:p text:style-name="Standard">pk_gen_amt</text:p>
      <text:p text:style-name="Standard"/>
      <text:p text:style-name="P3">Parameters</text:p>
      <text:p text:style-name="Standard">Timekoin Public Key in POST Data field named <text:span text:style-name="T1">public_key</text:span> in Base64 Encoded Format</text:p>
      <text:p text:style-name="Standard"/>
      <text:p text:style-name="P3">Description</text:p>
      <text:p text:style-name="Standard">Returns the amount of Timekoins currently being generated by the provided public key or 0 if the public key is not in the generation list.</text:p>
      <text:p text:style-name="Horizontal_20_Line"/>
      <text:p text:style-name="P20"><text:span text:style-name="T1">Action</text:span></text:p>
      <text:p text:style-name="Standard">pk_history</text:p>
      <text:p text:style-name="Standard"/>
      <text:p text:style-name="P3">Parameters</text:p>
      <text:list xml:id="list1926919501" text:style-name="L1">
        <text:list-item>
          <text:p text:style-name="P11">Timekoin Public Key in POST Data field named <text:span text:style-name="T1">public_key</text:span> in Base64 Encoded Format</text:p>
        </text:list-item>
        <text:list-item>
          <text:p text:style-name="P11">How many transactions from the transactions history to retrieve in POST Data field named last in whole Integer Format with a Maximum value of 100 and minimum value of 1. Any values higher or lower than the range will be considered just 1</text:p>
        </text:list-item>
        <text:list-item>
          <text:p text:style-name="P11">Retrieve transactions sent to the public key is specified by using the POST Data field with the name <text:span text:style-name="T1">sent_to</text:span> set to a value of 1 (or TRUE)</text:p>
        </text:list-item>
        <text:list-item>
          <text:p text:style-name="P11">Retrieve transactions sent from the public key is specified by using the POST Data field with the name <text:span text:style-name="T1">sent_from</text:span> set to a value of 1 (or TRUE)</text:p>
          <text:p text:style-name="P11"/>
        </text:list-item>
      </text:list>
      <text:p text:style-name="P3">Description</text:p>
      <text:p text:style-name="Standard">Returns the transaction history of a public key in the following format.</text:p>
      <text:p text:style-name="Standard">If neither field of <text:span text:style-name="T1">sent_to</text:span> or <text:span text:style-name="T1">sent_from</text:span> is set, the action will fail and return 0 (or FALSE)</text:p>
      <text:p text:style-name="Standard">Only one transaction direction per query can be done. You can not mix <text:span text:style-name="T1">sent_to</text:span> and <text:span text:style-name="T1">sent_from</text:span> at the same time.</text:p>
      <text:p text:style-name="Standard">If the public key is not found, the action will fail and no data will be returned.</text:p>
      <text:p text:style-name="Standard"/>
      <text:p text:style-name="Standard">Example Output Format</text:p>
      <text:p text:style-name="Standard">---TIMESTAMP=&lt;timestamp of transaction&gt;</text:p>
      <text:p text:style-name="Standard">---FROM=&lt;public key that sent the transaction to the public key being queried&gt;</text:p>
      <text:p text:style-name="Standard">---TO=&lt;public key that was sent a transaction from the public key being queried&gt;</text:p>
      <text:p text:style-name="Standard">---AMOUNT=&lt;amount of transaction&gt;</text:p>
      <text:p text:style-name="Standard">---VERIFY=&lt;verification level&gt;</text:p>
      <text:p text:style-name="Standard">---MESSAGE=&lt;any encoded message in transaction&gt;---END</text:p>
      <text:p text:style-name="Standard"/>
      <text:p text:style-name="Standard">The newest transaction starts with 1 and others follow in order as 2,3,4 until the amounts being queries are complete.</text:p>
      <text:p text:style-name="Standard">Example output</text:p>
      <table:table table:name="Table1" table:style-name="Table1">
        <table:table-column table:style-name="Table1.A"/>
        <table:table-column table:style-name="Table1.B"/>
        <table:table-row table:style-name="TableLine103631568">
          <table:table-cell table:style-name="Table1.A1" office:value-type="string">
            <text:p text:style-name="Standard">---TIMESTAMP1=1234567890</text:p>
            <text:p text:style-name="Standard">---FROM1=&lt;public key in base64&gt;</text:p>
            <text:p text:style-name="Standard">---TO1=&lt;public key in base64&gt;</text:p>
            <text:p text:style-name="Standard">---AMOUNT1=55</text:p>
            <text:p text:style-name="Standard">---VERIFY1=22</text:p>
            <text:p text:style-name="Standard">---MESSAGE1=thanks for the help---END1</text:p>
          </table:table-cell>
          <table:table-cell table:style-name="Table1.B1" office:value-type="string">
            <text:p text:style-name="Standard">---TIMESTAMP2=1234567892</text:p>
            <text:p text:style-name="Standard">---FROM2=&lt;public key in base64&gt;</text:p>
            <text:p text:style-name="Standard">---TO2=&lt;public key in base64&gt;</text:p>
            <text:p text:style-name="Standard">---AMOUNT2=3</text:p>
            <text:p text:style-name="Standard">---VERIFY2=127</text:p>
            <text:p text:style-name="Standard">---MESSAGE2=---END2</text:p>
          </table:table-cell>
        </table:table-row>
      </table:table>
      <text:p text:style-name="Horizontal_20_Line"><text:line-break/><text:line-break/></text:p>
      <text:p text:style-name="P3">Action</text:p>
      <text:p text:style-name="Standard">pk_valid</text:p>
      <text:p text:style-name="Standard"/>
      <text:p text:style-name="P3">Parameters</text:p>
      <text:p text:style-name="Standard">Timekoin Public Key in POST Data field named <text:span text:style-name="T1">public_key</text:span> in Base64 Encoded Format</text:p>
      <text:p text:style-name="Standard"/>
      <text:p text:style-name="P3">Description</text:p>
      <text:p text:style-name="Standard">Returns 1 (or TRUE) if the Public Key has any kind of history of transactions associated with. Returns 0 (or FALSE) if the Public Key has no history of transactions associated with it. This is a way to test for a valid Public Key before a transaction is sent, but can not tell the user if a Public Key that has been created, but never used, is valid or not.</text:p>
      <text:p text:style-name="Standard"/>
      <text:p text:style-name="Horizontal_20_Line"/>
      <text:p text:style-name="Standard"><text:span text:style-name="T1"/></text:p>
      <text:p text:style-name="P20"><text:span text:style-name="T1">Action</text:span></text:p>
      <text:p text:style-name="Standard">pk_recv</text:p>
      <text:p text:style-name="Standard"/>
      <text:p text:style-name="P3">Parameters</text:p>
      <text:p text:style-name="Standard">Timekoin Public Key in POST Data field named <text:span text:style-name="T1">public_key</text:span> in Base64 Encoded Format</text:p>
      <text:p text:style-name="Standard"/>
      <text:p text:style-name="P3">Description</text:p>
      <text:p text:style-name="Standard">Returns a total of *all* the Timekoins ever received by the provided public key through transactions.</text:p>
      <text:p text:style-name="Standard"/>
      <text:p text:style-name="Horizontal_20_Line"/>
      <text:p text:style-name="Standard"/>
      <text:p text:style-name="P3">Action</text:p>
      <text:p text:style-name="Standard">pk_sent</text:p>
      <text:p text:style-name="Standard"/>
      <text:p text:style-name="P3">Parameters</text:p>
      <text:p text:style-name="Standard">Timekoin Public Key in POST Data field named <text:span text:style-name="T1">public_key</text:span> in Base64 Encoded Format</text:p>
      <text:p text:style-name="Standard"/>
      <text:p text:style-name="P3">Description</text:p>
      <text:p text:style-name="Standard">Returns a total of *all* the Timekoins ever sent out by the provided public key through transactions.</text:p>
      <text:p text:style-name="Standard"/>
      <text:p text:style-name="Horizontal_20_Line"/>
      <text:p text:style-name="Standard"/>
      <text:p text:style-name="P3">Action</text:p>
      <text:p text:style-name="Standard">pk_gen_total</text:p>
      <text:p text:style-name="Standard"/>
      <text:p text:style-name="P3">Parameters</text:p>
      <text:p text:style-name="Standard">Timekoin Public Key in POST Data field named <text:span text:style-name="T1">public_key</text:span> in Base64 Encoded Format</text:p>
      <text:p text:style-name="Standard"/>
      <text:p text:style-name="P3">Description</text:p>
      <text:p text:style-name="Standard">Returns a total of *all* the Timekoins ever generated by the public key.</text:p>
      <text:p text:style-name="Standard"/>
      <text:p text:style-name="Horizontal_20_Line"/>
      <text:p text:style-name="P9"/>
      <text:p text:style-name="P22">Transaction Functions</text:p>
      <text:p text:style-name="P3">Action</text:p>
      <text:p text:style-name="Standard">send_tk</text:p>
      <text:p text:style-name="Standard"/>
      <text:p text:style-name="P3">Parameters</text:p>
      <text:list xml:id="list685025145" text:style-name="L2">
        <text:list-item>
          <text:p text:style-name="P12">Timestamp in POST Data field named <text:span text:style-name="T1">timestamp</text:span> in whole Integer Unix Time Format</text:p>
        </text:list-item>
        <text:list-item>
          <text:p text:style-name="P12">Public Key in POST Data field named <text:span text:style-name="T1">public_key</text:span> in Base64 Encoded Format</text:p>
        </text:list-item>
        <text:list-item>
          <text:p text:style-name="P12">Crypt1 Data in POST Data field named <text:span text:style-name="T1">crypt_data1</text:span> in Base64 Encoded Format</text:p>
        </text:list-item>
        <text:list-item>
          <text:p text:style-name="P12">Crypt2 Data in POST Data field named <text:span text:style-name="T1">crypt_data2</text:span> in Base64 Encoded Format</text:p>
        </text:list-item>
        <text:list-item>
          <text:p text:style-name="P12">Crypt3 Data in POST Data field named <text:span text:style-name="T1">crypt_data3</text:span> in Base64 Encoded Format</text:p>
        </text:list-item>
        <text:list-item>
          <text:p text:style-name="P12">Transaction SHA Hash Data in POST Data field named <text:span text:style-name="T1">hash</text:span></text:p>
        </text:list-item>
        <text:list-item>
          <text:p text:style-name="P12">Transaction Attribute Data in POST Data field named <text:span text:style-name="T1">attribute</text:span></text:p>
        </text:list-item>
        <text:list-item>
          <text:p text:style-name="P12">Qhash Data in POST Data field name <text:span text:style-name="T1">qhash</text:span></text:p>
        </text:list-item>
      </text:list>
      <text:p text:style-name="Standard"/>
      <text:p text:style-name="Standard"/>
      <text:p text:style-name="P3">Description</text:p>
      <text:p text:style-name="Standard">Saves a copy of a transaction directly into the “my_transaction_queue” table of the server. The server will then attempt to submit the transaction to the Timekoin network as though it had created the transaction itself. This has the benefit of the server keeping track of the transaction until it is saved in the transaction history.</text:p>
      <text:p text:style-name="Standard"/>
      <text:p text:style-name="P24"><text:span text:style-name="T5">Status Actions</text:span></text:p>
      <text:p text:style-name="P3">Action</text:p>
      <text:p text:style-name="Standard">tk_hash_status</text:p>
      <text:p text:style-name="Standard"/>
      <text:p text:style-name="P3">Parameters</text:p>
      <text:p text:style-name="Standard">Hashcode in GET request</text:p>
      <text:p text:style-name="Standard"/>
      <text:p text:style-name="P3">Description</text:p>
      <text:p text:style-name="Standard">Returns TRUE <text:span text:style-name="T19">(1)</text:span> if the Hashcode is valid for any type of usage and NULL if the Hashcode is invalid.</text:p>
      <text:p text:style-name="Standard"/>
      <text:p text:style-name="Horizontal_20_Line"/>
      <text:p text:style-name="P3">Action</text:p>
      <text:p text:style-name="Standard">tk_trans_total</text:p>
      <text:p text:style-name="Standard"/>
      <text:p text:style-name="P3">Parameters</text:p>
      <text:list xml:id="list190308950" text:style-name="L3">
        <text:list-item>
          <text:p text:style-name="P13">Total Transaction Cycles in GET request – <text:span text:style-name="T1">&amp;last=</text:span>&lt;whole Integer number&gt;</text:p>
        </text:list-item>
      </text:list>
      <text:list xml:id="list132216771985904" text:continue-list="list1926919501" text:style-name="L1">
        <text:list-item>
          <text:p text:style-name="P11"><text:span text:style-name="T1">&amp;last=</text:span>&lt;number&gt; Maximum value of 100 and minimum value of 1. Any values higher or lower than the range will be considered just 1</text:p>
        </text:list-item>
      </text:list>
      <text:p text:style-name="Standard"/>
      <text:p text:style-name="P3">Description</text:p>
      <text:p text:style-name="Standard">Returns how many transactions (standard and generation transactions) in string format.</text:p>
      <text:p text:style-name="Standard"/>
      <text:p text:style-name="Standard">Example Output Format</text:p>
      <text:p text:style-name="Standard">---TIMESTAMP=&lt;timestamp of transaction cycle&gt;</text:p>
      <text:p text:style-name="Standard">---NUM=&lt;number of transactions&gt;</text:p>
      <text:p text:style-name="Standard">---AMOUNT=&lt;total amount of transactions sum together&gt;---END</text:p>
      <text:p text:style-name="Standard"/>
      <text:p text:style-name="Standard">The newest transaction starts with 1 and others follow in order as 2,3,4 until the amounts being queries are complete.</text:p>
      <text:p text:style-name="Standard">Example output</text:p>
      <table:table table:name="Table2" table:style-name="Table2">
        <table:table-column table:style-name="Table2.A"/>
        <table:table-column table:style-name="Table2.B"/>
        <table:table-row table:style-name="TableLine103767424">
          <table:table-cell table:style-name="Table2.A1" office:value-type="string">
            <text:p text:style-name="Standard">---TIMESTAMP1=1234567890</text:p>
            <text:p text:style-name="Standard">---NUM1=22</text:p>
            <text:p text:style-name="Standard">---AMOUNT1=155---END1</text:p>
          </table:table-cell>
          <table:table-cell table:style-name="Table2.B1" office:value-type="string">
            <text:p text:style-name="Standard">---TIMESTAMP2=1234567891</text:p>
            <text:p text:style-name="Standard">---NUM2=22</text:p>
            <text:p text:style-name="Standard">---AMOUNT2=155---END2</text:p>
          </table:table-cell>
        </table:table-row>
      </table:table>
      <text:p text:style-name="Standard"/>
      <text:p text:style-name="Horizontal_20_Line"/>
      <text:p text:style-name="P3"/>
      <text:p text:style-name="P21">Action</text:p>
      <text:p text:style-name="Standard">tk_process_status</text:p>
      <text:p text:style-name="Standard"/>
      <text:p text:style-name="P3">Parameters</text:p>
      <text:p text:style-name="Standard">Which process to check in GET request</text:p>
      <text:list xml:id="list1680055471" text:style-name="L4">
        <text:list-item>
          <text:p text:style-name="P14"><text:span text:style-name="T1">&amp;process=1</text:span> – Main Program Process</text:p>
        </text:list-item>
        <text:list-item>
          <text:p text:style-name="P14"><text:span text:style-name="T1">&amp;process=2</text:span> – Treasurer Processor</text:p>
        </text:list-item>
        <text:list-item>
          <text:p text:style-name="P14"><text:span text:style-name="T1">&amp;process=3</text:span> – Peer Processor</text:p>
        </text:list-item>
        <text:list-item>
          <text:p text:style-name="P14"><text:span text:style-name="T1">&amp;process=4</text:span> – Transaction Queue Clerk</text:p>
        </text:list-item>
        <text:list-item>
          <text:p text:style-name="P14"><text:span text:style-name="T1">&amp;process=5</text:span> – Generation Peer Manager</text:p>
        </text:list-item>
        <text:list-item>
          <text:p text:style-name="P14"><text:span text:style-name="T1">&amp;process=6</text:span> – Generation Processor</text:p>
        </text:list-item>
        <text:list-item>
          <text:p text:style-name="P14"><text:span text:style-name="T1">&amp;process=7</text:span> – Transaction Clerk</text:p>
        </text:list-item>
        <text:list-item>
          <text:p text:style-name="P14"><text:span text:style-name="T1">&amp;process=8</text:span> – Foundation Manager</text:p>
        </text:list-item>
        <text:list-item>
          <text:p text:style-name="P14"><text:span text:style-name="T1">&amp;process=9</text:span> – Balance Indexer</text:p>
        </text:list-item>
        <text:list-item>
          <text:p text:style-name="P14"><text:span text:style-name="T1">&amp;process=10</text:span> – Watchdog</text:p>
        </text:list-item>
      </text:list>
      <text:p text:style-name="Standard"/>
      <text:p text:style-name="P3">Description</text:p>
      <text:p text:style-name="Standard">This will compare processing times between the current server time and the last update from the process. If the difference in time is greater than the allowed timeout, the process is considered either stalled or stopped completely.<text:line-break/>Returns TRUE (1) for running process and FALSE (0) for offline process.</text:p>
      <text:p text:style-name="Standard"/>
      <text:p text:style-name="Horizontal_20_Line"/>
      <text:p text:style-name="Standard"/>
      <text:p text:style-name="P3">Action</text:p>
      <text:p text:style-name="Standard">tk_start_stop</text:p>
      <text:p text:style-name="Standard"/>
      <text:p text:style-name="P3">Parameters</text:p>
      <text:p text:style-name="Standard">Which system process to send commands in GET request</text:p>
      <text:list xml:id="list132217684439556" text:continue-numbering="true" text:style-name="L4">
        <text:list-item>
          <text:p text:style-name="P14"><text:span text:style-name="T1">&amp;active=1</text:span> – Start Main Program Process</text:p>
        </text:list-item>
        <text:list-item>
          <text:p text:style-name="P14"><text:span text:style-name="T1">&amp;active=2</text:span> – Stop Main Program Process</text:p>
        </text:list-item>
        <text:list-item>
          <text:p text:style-name="P14"><text:span text:style-name="T1">&amp;active=3</text:span> – Start Watchdog Process</text:p>
        </text:list-item>
        <text:list-item>
          <text:p text:style-name="P14"><text:span text:style-name="T1">&amp;active=4</text:span> – Stop Watchdog Process</text:p>
          <text:p text:style-name="P14"/>
        </text:list-item>
      </text:list>
      <text:p text:style-name="Standard"/>
      <text:p text:style-name="P3">Description</text:p>
      <text:p text:style-name="Standard">This will send commands to the Timekoin server that will either start or stop the selected process of the system.<text:line-break/>Returns TRUE (1) for successful start command.<text:line-break/>Returns FALSE (0) for failure.<text:line-break/>Returns (2) If the command sent is already complete. Example, sending Start command after the process has already started.</text:p>
      <text:p text:style-name="Standard"/>
      <text:p text:style-name="Horizontal_20_Line"/>
      <text:p text:style-name="P10"/>
      <text:p text:style-name="P23">Easy Key Actions</text:p>
      <text:p text:style-name="P4">Action</text:p>
      <text:p text:style-name="P6">easy_key</text:p>
      <text:p text:style-name="P6"/>
      <text:p text:style-name="P4">Parameters</text:p>
      <text:p text:style-name="P1"><text:span text:style-name="T6">Easy Key Shortcut in POST Data field named </text:span><text:span text:style-name="T2">easy_key</text:span><text:span text:style-name="T6"> in Base64 Encoded Format</text:span></text:p>
      <text:p text:style-name="P6"/>
      <text:p text:style-name="P4">Description</text:p>
      <text:p text:style-name="P1"><text:span text:style-name="T6">Returns the </text:span><text:span text:style-name="T2">public key</text:span><text:span text:style-name="T6"> associated with the easy key from the transaction history in Base64 Encoded Format. </text:span><text:span text:style-name="T16">If no easy key is found, then it will return a 0.</text:span></text:p>
      <text:p text:style-name="P1"/>
      <text:p text:style-name="Horizontal_20_Line"/>
      <text:p text:style-name="P4">Action</text:p>
      <text:p text:style-name="P6">num_gen_peers</text:p>
      <text:p text:style-name="P6"/>
      <text:p text:style-name="P4">Parameters</text:p>
      <text:p text:style-name="P1"><text:span text:style-name="T6">Use a 0 or 1</text:span> in GET request</text:p>
      <text:list xml:id="list132217184040857" text:continue-numbering="true" text:style-name="L4">
        <text:list-item>
          <text:p text:style-name="P15"><text:span text:style-name="T7">&amp;</text:span><text:span text:style-name="T8">distinct</text:span><text:span text:style-name="T7">=</text:span><text:span text:style-name="T8">0</text:span><text:span text:style-name="T14"> – </text:span><text:span text:style-name="T15">Returns Number of Total Generating Public Keys</text:span></text:p>
        </text:list-item>
        <text:list-item>
          <text:p text:style-name="P15"><text:span text:style-name="T7">&amp;</text:span><text:span text:style-name="T8">distinct</text:span><text:span text:style-name="T7">=1</text:span><text:span text:style-name="T10"> – </text:span><text:span text:style-name="T11">Returns Number of Unique Generating Public Keys</text:span></text:p>
        </text:list-item>
        <text:list-item>
          <text:p text:style-name="P16"><text:span text:style-name="T8">&amp;</text:span><text:span text:style-name="T9">public_keys</text:span><text:span text:style-name="T8">=</text:span><text:span text:style-name="T9">1</text:span><text:span text:style-name="T11"> – Returns </text:span><text:span text:style-name="T12">All</text:span><text:span text:style-name="T11"> Generating Public Keys </text:span><text:span text:style-name="T13">List</text:span></text:p>
        </text:list-item>
      </text:list>
      <text:p text:style-name="P6"/>
      <text:p text:style-name="P4">Description</text:p>
      <text:p text:style-name="P19"><text:span text:style-name="T6">Returns the total number of public keys generating currency within the Timekoin network. Using the </text:span><text:span text:style-name="T2">distinct=1</text:span><text:span text:style-name="T6"> GET request will narrow the number down to unique public keys only. Public keys that are on both the IPv4 and IPv6 Internet will count as 2 generating servers normally.<text:line-break/></text:span></text:p>
      <text:p text:style-name="P19"><text:span text:style-name="T17">Using the </text:span><text:span text:style-name="T3">public_keys=1</text:span><text:span text:style-name="T17"> returns a list output of all the public keys generating currency in Base64 Encoded Format </text:span><text:span text:style-name="T18">using your distinction settings as the filter.</text:span></text:p>
      <text:p text:style-name="P2"/>
      <text:p text:style-name="P8">Example Output</text:p>
      <table:table table:name="Table3" table:style-name="Table3">
        <table:table-column table:style-name="Table3.A"/>
        <table:table-column table:style-name="Table3.B"/>
        <table:table-row table:style-name="TableLine103743712">
          <table:table-cell table:style-name="Table3.A1" office:value-type="string">
            <text:p text:style-name="P7">---<text:span text:style-name="T18">GEN_PUBLIC1</text:span>=<text:span text:style-name="T18">&lt;Base64 Encoded Public Key&gt;</text:span></text:p>
            <text:p text:style-name="P7">---END1</text:p>
          </table:table-cell>
          <table:table-cell table:style-name="Table3.B1" office:value-type="string">
            <text:p text:style-name="P7">---<text:span text:style-name="T18">GEN_PUBLIC2</text:span>=<text:span text:style-name="T18">&lt;Base64 Encoded Public Key&gt;</text:span></text:p>
            <text:p text:style-name="P7">---END<text:span text:style-name="T18">2</text:span></text:p>
          </table:table-cell>
        </table:table-row>
      </table:table>
      <text:p text:style-name="P7"/>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7-27T13:13:34.994915868</meta:creation-date>
    <meta:generator>LibreOffice/6.4.7.2$Linux_X86_64 LibreOffice_project/40$Build-2</meta:generator>
    <meta:editing-duration>PT9M4S</meta:editing-duration>
    <meta:editing-cycles>7</meta:editing-cycles>
    <dc:title>Timekoin API Specfification</dc:title>
    <dc:date>2021-07-27T13:22:16.287761422</dc:date>
    <meta:document-statistic meta:table-count="3" meta:image-count="0" meta:object-count="0" meta:page-count="7" meta:paragraph-count="170" meta:word-count="1359" meta:character-count="8843" meta:non-whitespace-character-count="7700"/>
  </office:meta>
</office:document-meta>
</file>